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af15" officeooo:paragraph-rsid="000baf15"/>
    </style:style>
    <style:style style:name="P2" style:family="paragraph" style:parent-style-name="Standard">
      <style:text-properties officeooo:paragraph-rsid="000baf15"/>
    </style:style>
    <style:style style:name="P3" style:family="paragraph" style:parent-style-name="Standard">
      <style:paragraph-properties fo:text-align="center" style:justify-single-word="false"/>
      <style:text-properties fo:font-size="16pt" fo:font-weight="bold" officeooo:rsid="000baf15" officeooo:paragraph-rsid="000baf15" style:font-size-asian="16pt" style:font-weight-asian="bold" style:font-size-complex="16pt" style:font-weight-complex="bold"/>
    </style:style>
    <style:style style:name="P4" style:family="paragraph" style:parent-style-name="Standard">
      <style:text-properties fo:font-weight="bold" officeooo:rsid="000baf15" officeooo:paragraph-rsid="000baf15" style:font-weight-asian="bold" style:font-weight-complex="bold"/>
    </style:style>
    <style:style style:name="P5" style:family="paragraph" style:parent-style-name="Standard">
      <style:text-properties fo:font-variant="normal" fo:text-transform="none" fo:color="#000000" style:font-name="Liberation Serif" fo:font-size="12pt" fo:letter-spacing="normal" fo:font-style="normal" fo:font-weight="normal" officeooo:rsid="000c846d" officeooo:paragraph-rsid="000c846d"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0c846d" officeooo:paragraph-rsid="000c846d" style:font-size-asian="12pt" style:font-size-complex="12pt"/>
    </style:style>
    <style:style style:name="P8" style:family="paragraph" style:parent-style-name="Preformatted_20_Text">
      <loext:graphic-properties draw:fill="solid" draw:fill-color="#ffffff" draw:opacity="100%"/>
      <style:paragraph-properties fo:background-color="#ffffff"/>
      <style:text-properties fo:color="#000000"/>
    </style:style>
    <style:style style:name="P9" style:family="paragraph" style:parent-style-name="Preformatted_20_Text">
      <loext:graphic-properties draw:fill="solid" draw:fill-color="#ffffff" draw:opacity="100%"/>
      <style:paragraph-properties fo:background-color="#ffffff"/>
      <style:text-properties fo:color="#808000"/>
    </style:style>
    <style:style style:name="P10" style:family="paragraph" style:parent-style-name="Standard">
      <style:text-properties fo:font-variant="normal" fo:text-transform="none" fo:color="#2d3e50" style:font-name="Source Sans Pro" fo:font-size="10.5pt" fo:letter-spacing="normal" fo:font-style="normal" fo:font-weight="normal" officeooo:paragraph-rsid="000baf15"/>
    </style:style>
    <style:style style:name="P11" style:family="paragraph" style:parent-style-name="Standard">
      <style:text-properties fo:font-variant="normal" fo:text-transform="none" fo:color="#2d3e50" style:font-name="Source Sans Pro" fo:font-size="10.5pt" fo:letter-spacing="normal" fo:font-style="normal" fo:font-weight="normal" officeooo:rsid="000c846d" officeooo:paragraph-rsid="000c846d" style:font-size-asian="12pt" style:font-size-complex="12pt"/>
    </style:style>
    <style:style style:name="P12" style:family="paragraph" style:parent-style-name="Standard">
      <style:text-properties fo:font-variant="normal" fo:text-transform="none" fo:color="#2d3e50" style:font-name="Source Sans Pro" fo:font-size="10.5pt" fo:letter-spacing="normal" fo:font-style="normal" fo:font-weight="normal" officeooo:rsid="000d7d62" officeooo:paragraph-rsid="000d7d62" style:font-size-asian="12pt" style:font-size-complex="12pt"/>
    </style:style>
    <style:style style:name="P13" style:family="paragraph" style:parent-style-name="Standard">
      <style:text-properties fo:font-variant="normal" fo:text-transform="none" fo:color="#2d3e50" style:font-name="Source Sans Pro" fo:font-size="10.5pt" fo:letter-spacing="normal" fo:font-style="normal" fo:font-weight="normal" officeooo:rsid="000c846d" officeooo:paragraph-rsid="000c846d"/>
    </style:style>
    <style:style style:name="P14" style:family="paragraph" style:parent-style-name="Standard">
      <style:text-properties fo:font-variant="normal" fo:text-transform="none" fo:color="#2d3e50" style:font-name="Source Sans Pro" fo:font-size="10.5pt" fo:letter-spacing="normal" fo:font-style="normal" fo:font-weight="normal" officeooo:rsid="000d7d62" officeooo:paragraph-rsid="000d7d62"/>
    </style:style>
    <style:style style:name="P15" style:family="paragraph" style:parent-style-name="Standard">
      <style:text-properties fo:font-variant="normal" fo:text-transform="none" fo:color="#000000" style:font-name="Liberation Serif" fo:font-size="12pt" fo:letter-spacing="normal" fo:font-style="normal" fo:font-weight="normal" officeooo:rsid="000c846d" officeooo:paragraph-rsid="000c846d" style:font-size-asian="12pt" style:font-size-complex="12pt"/>
    </style:style>
    <style:style style:name="P16" style:family="paragraph" style:parent-style-name="Standard">
      <style:text-properties fo:font-variant="normal" fo:text-transform="none" fo:color="#000000" style:font-name="Source Sans Pro" fo:font-size="10.5pt" fo:letter-spacing="normal" fo:font-style="normal" fo:font-weight="normal" officeooo:rsid="000c846d" officeooo:paragraph-rsid="000c846d" style:font-size-asian="12pt" style:font-size-complex="12pt"/>
    </style:style>
    <style:style style:name="P17" style:family="paragraph" style:parent-style-name="Standard">
      <style:text-properties fo:font-variant="normal" fo:text-transform="none" fo:color="#000000" style:font-name="Source Sans Pro" fo:font-size="10.5pt" fo:letter-spacing="normal" fo:font-style="normal" fo:font-weight="normal" officeooo:rsid="000d7d62" officeooo:paragraph-rsid="000d7d62" style:font-size-asian="12pt" style:font-size-complex="12pt"/>
    </style:style>
    <style:style style:name="P18" style:family="paragraph" style:parent-style-name="Text_20_body" style:list-style-name="L1">
      <style:paragraph-properties fo:margin-top="0cm" fo:margin-bottom="0.265cm" loext:contextual-spacing="false" fo:orphans="2" fo:widows="2"/>
    </style:style>
    <style:style style:name="P19"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T1" style:family="text">
      <style:text-properties officeooo:rsid="000baf15"/>
    </style:style>
    <style:style style:name="T2" style:family="text">
      <style:text-properties fo:font-variant="normal" fo:text-transform="none" fo:color="#2d3e50" style:font-name="Source Sans Pro"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d7d62" style:font-size-asian="12pt" style:font-size-complex="12pt"/>
    </style:style>
    <style:style style:name="T5" style:family="text">
      <style:text-properties fo:font-weight="bold" officeooo:rsid="000baf15"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DejaVu Sans Mono" fo:font-size="9pt"/>
    </style:style>
    <style:style style:name="T8" style:family="text">
      <style:text-properties style:font-name="DejaVu Sans Mono" fo:font-size="9pt" officeooo:rsid="000d7d62"/>
    </style:style>
    <style:style style:name="T9" style:family="text">
      <style:text-properties fo:color="#808000"/>
    </style:style>
    <style:style style:name="T10" style:family="text">
      <style:text-properties fo:color="#808000" style:font-name="DejaVu Sans Mono" fo:font-size="9pt"/>
    </style:style>
    <style:style style:name="T11" style:family="text">
      <style:text-properties fo:color="#000080" style:font-name="DejaVu Sans Mono" fo:font-size="9pt" fo:font-weight="bold"/>
    </style:style>
    <style:style style:name="T12" style:family="text">
      <style:text-properties fo:color="#660e7a" style:font-name="DejaVu Sans Mono" fo:font-size="9pt" fo:font-weight="bold"/>
    </style:style>
    <style:style style:name="T13" style:family="text">
      <style:text-properties fo:color="#0000ff" style:font-name="DejaVu Sans Mono" fo:font-size="9pt"/>
    </style:style>
    <style:style style:name="T14"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Hibernate Part-3)</text:p>
      <text:p text:style-name="P3"/>
      <text:p text:style-name="P2"/>
      <text:p text:style-name="P2"><text:span text:style-name="T5">Ques 9</text:span><text:span text:style-name="T1"> - </text:span><text:span text:style-name="T2">Which method on the session object can be used to remove an object from the cache?</text:span></text:p>
      <text:p text:style-name="P6"/>
      <text:p text:style-name="P4">Sol - </text:p>
      <text:p text:style-name="P1">&lt;Session Variable&gt;.evict(&lt;ObjectName&gt;); <text:tab/><text:tab/>// Under object name we pass the Object which <text:tab/><text:tab/><text:tab/><text:tab/><text:tab/><text:tab/><text:tab/><text:tab/>we want remove from Cache</text:p>
      <text:p text:style-name="P1"/>
      <text:p text:style-name="P1">It removes Object from Level 1 Cache.</text:p>
      <text:p text:style-name="P1"/>
      <text:p text:style-name="P1">If object is not available in Level 2 Cache it searches in Level 2 Cache once we configure it. </text:p>
      <text:p text:style-name="P1"/>
      <text:p text:style-name="P1"/>
      <text:p text:style-name="P1"/>
      <text:p text:style-name="P1"/>
      <text:p text:style-name="P2"><text:span text:style-name="T5">Ques 10</text:span><text:span text:style-name="T1"> - </text:span><text:span text:style-name="T2">What does @transactional annotation do?</text:span></text:p>
      <text:p text:style-name="P10"/>
      <text:p text:style-name="P5">When we use @Transactional Annotation on any method Spring wraps that method inside Transaction.</text:p>
      <text:p text:style-name="P5"/>
      <text:p text:style-name="P5">With programmatic transactions, transaction management code needs to be explicitly written so as to commit when everything is successful and rolling back if anything goes wrong. The transaction management code is tightly bound to the business logic in this case.</text:p>
      <text:p text:style-name="P16"/>
      <text:p text:style-name="P17">Basically when we use @Transactional to maintain a track of a method and after successful Completion of method it Commits the changes else if failure occurs in between it rollsback to original state.</text:p>
      <text:p text:style-name="P16"/>
      <text:p text:style-name="P7"><text:span text:style-name="T14">The annotation supports </text:span><text:span text:style-name="Strong_20_Emphasis"><text:span text:style-name="T6">further configuration </text:span></text:span><text:span text:style-name="T14">as well:</text:span></text:p>
      <text:list xml:id="list1863053960" text:style-name="L1">
        <text:list-item>
          <text:p text:style-name="P18"><text:span text:style-name="T4">T</text:span><text:span text:style-name="T3">he </text:span><text:span text:style-name="T4">p</text:span><text:span text:style-name="Emphasis"><text:span text:style-name="T3">ropagation Type </text:span></text:span><text:span text:style-name="T3">of the transaction</text:span></text:p>
        </text:list-item>
        <text:list-item>
          <text:p text:style-name="P18"><text:span text:style-name="T4">T</text:span><text:span text:style-name="T3">he </text:span><text:span text:style-name="T4">i</text:span><text:span text:style-name="Emphasis"><text:span text:style-name="T3">solation Level </text:span></text:span><text:span text:style-name="T3">of the transaction</text:span></text:p>
        </text:list-item>
        <text:list-item>
          <text:p text:style-name="P18"><text:span text:style-name="T4">A</text:span><text:span text:style-name="T3"> </text:span><text:span text:style-name="T4">t</text:span><text:span text:style-name="Emphasis"><text:span text:style-name="T3">imeout </text:span></text:span><text:span text:style-name="T3">for the operation wrapped by the transaction</text:span></text:p>
        </text:list-item>
        <text:list-item>
          <text:p text:style-name="P18"><text:span text:style-name="T4">A</text:span><text:span text:style-name="T3"> </text:span><text:span text:style-name="Emphasis"><text:span text:style-name="T3">readOnly flag </text:span></text:span><text:span text:style-name="T3">– a hint for the persistence provider that the transaction should be read only</text:span></text:p>
        </text:list-item>
        <text:list-item>
          <text:p text:style-name="P18"><text:span text:style-name="T4">T</text:span><text:span text:style-name="T3">he </text:span><text:span text:style-name="T4">r</text:span><text:span text:style-name="Emphasis"><text:span text:style-name="T3">ollback </text:span></text:span><text:span text:style-name="T3">rules for the transaction</text:span></text:p>
        </text:list-item>
      </text:list>
      <text:p text:style-name="P11"/>
      <text:p text:style-name="P11"/>
      <text:p text:style-name="P12">Example - </text:p>
      <text:p text:style-name="P12"/>
      <text:p text:style-name="P9"><text:s text:c="3"/><text:span text:style-name="T7">@Transactional</text:span></text:p>
      <text:p text:style-name="P8"><text:span text:style-name="T9"><text:s text:c="3"/></text:span><text:span text:style-name="T10">@Rollback</text:span><text:span text:style-name="T7">(</text:span><text:span text:style-name="T11">false</text:span><text:span text:style-name="T7">)</text:span></text:p>
      <text:p text:style-name="P8"><text:s text:c="3"/><text:span text:style-name="T11">public void </text:span><text:span text:style-name="T7">testdeleteEmpAboveGivenAge() {</text:span></text:p>
      <text:p text:style-name="P8"><text:s text:c="6"/><text:span text:style-name="T12">employee1Repository</text:span><text:span text:style-name="T7">.deleteEmpAboveGivenAge(</text:span><text:span text:style-name="T13">30</text:span><text:span text:style-name="T7">);</text:span></text:p>
      <text:p text:style-name="P19"/>
      <text:p text:style-name="P8"><text:span text:style-name="T7"><text:tab/></text:span><text:span text:style-name="T8">System.out.println(“Your work is done”);</text:span></text:p>
      <text:p text:style-name="P8"><text:s text:c="3"/><text:span text:style-name="T7">}</text:span></text:p>
      <text:p text:style-name="P12"/>
      <text:p text:style-name="P13"/>
      <text:p text:style-name="P14"><text:soft-page-break/>In the above case this method is performed as a Transaction and in case of failure in between the whole stage is being rolled back,</text:p>
      <text:p text:style-name="P14"/>
      <text:p text:style-name="P14">Here in this case while execution this deletion operation will be performed and once the execution stops it will be rolled back, so changes will not be persisted. But here in our case we want to make changes persistant we use @Rollback(False) with our @Transactional Annotation.</text:p>
      <text:p text:style-name="P14"/>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06:36:58.818439224</meta:creation-date>
    <meta:editing-duration>PT1M10S</meta:editing-duration>
    <meta:editing-cycles>2</meta:editing-cycles>
    <meta:generator>LibreOffice/6.0.7.3$Linux_X86_64 LibreOffice_project/00m0$Build-3</meta:generator>
    <dc:date>2020-03-21T06:37:40.949200609</dc:date>
    <meta:document-statistic meta:table-count="0" meta:image-count="0" meta:object-count="0" meta:page-count="2" meta:paragraph-count="25" meta:word-count="300" meta:character-count="1904" meta:non-whitespace-character-count="1601"/>
  </office:meta>
</office:document-meta>
</file>